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umpra-se o determinado no evento 90, extinguindo-se este processo.</text:span></text:p>
      <text:p text:style-name="P1"><text:span text:style-name="T1">Em seguida, autue-se separadamente a guia do evento 100, abrindo-se novo PEC, nele juntando-se certidão</text:span></text:p>
      <text:p text:style-name="P1"><text:span text:style-name="T1">esclarecendo até qual data o apenado cumpria a pena em execução no PEC 0116848-84.2013.8.20.0001, para que ali tal</text:span></text:p>
      <text:p text:style-name="Standard"><text:span text:style-name="T1">período seja contabilizado em duplicida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8:40:01.873000000</meta:creation-date>
    <dc:date>2019-03-29T08:40:41.860000000</dc:date>
    <meta:editing-duration>PT40S</meta:editing-duration>
    <meta:editing-cycles>1</meta:editing-cycles>
    <meta:document-statistic meta:table-count="0" meta:image-count="0" meta:object-count="0" meta:page-count="1" meta:paragraph-count="4" meta:word-count="47" meta:character-count="326" meta:non-whitespace-character-count="283"/>
    <meta:generator>LibreOffice/6.0.3.2$Windows_X86_64 LibreOffice_project/8f48d515416608e3a835360314dac7e47fd0b821</meta:generator>
  </office:meta>
</office:document-meta>
</file>